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6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6.4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6.48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6.4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6.48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6.489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Standard">
      <style:paragraph-properties fo:text-align="start" style:justify-single-word="false"/>
      <style:text-properties officeooo:rsid="001e3683" officeooo:paragraph-rsid="0040ab4f"/>
    </style:style>
    <style:style style:name="P3" style:family="paragraph" style:parent-style-name="Standard">
      <style:text-properties officeooo:paragraph-rsid="004daa63"/>
    </style:style>
    <style:style style:name="P4" style:family="paragraph" style:parent-style-name="Standard">
      <style:text-properties officeooo:rsid="005b14c0" officeooo:paragraph-rsid="005b14c0"/>
    </style:style>
    <style:style style:name="P5" style:family="paragraph" style:parent-style-name="Standard">
      <style:paragraph-properties fo:margin-top="0in" fo:margin-bottom="0.0598in" style:contextual-spacing="false"/>
    </style:style>
    <style:style style:name="P6" style:family="paragraph" style:parent-style-name="Standard">
      <style:paragraph-properties fo:margin-top="0in" fo:margin-bottom="0.0598in" style:contextual-spacing="false"/>
      <style:text-properties officeooo:rsid="0029a64a" officeooo:paragraph-rsid="0029a64a"/>
    </style:style>
    <style:style style:name="P7" style:family="paragraph" style:parent-style-name="Standard">
      <style:paragraph-properties fo:margin-top="0in" fo:margin-bottom="0.0598in" style:contextual-spacing="false"/>
      <style:text-properties officeooo:paragraph-rsid="0040ab4f"/>
    </style:style>
    <style:style style:name="P8" style:family="paragraph" style:parent-style-name="Text_20_body">
      <style:text-properties officeooo:rsid="001b5dc9" officeooo:paragraph-rsid="001b5dc9"/>
    </style:style>
    <style:style style:name="P9" style:family="paragraph" style:parent-style-name="Text_20_body">
      <style:paragraph-properties fo:text-align="end" style:justify-single-word="false"/>
      <style:text-properties officeooo:rsid="001b8454" officeooo:paragraph-rsid="001b8454"/>
    </style:style>
    <style:style style:name="P10" style:family="paragraph" style:parent-style-name="Text_20_body">
      <style:paragraph-properties fo:text-align="start" style:justify-single-word="false"/>
      <style:text-properties officeooo:rsid="001e3683" officeooo:paragraph-rsid="001e3683"/>
    </style:style>
    <style:style style:name="P11" style:family="paragraph" style:parent-style-name="Text_20_body">
      <style:paragraph-properties fo:text-align="start" style:justify-single-word="false"/>
      <style:text-properties officeooo:rsid="001e3683" officeooo:paragraph-rsid="00224e1c"/>
    </style:style>
    <style:style style:name="P12" style:family="paragraph" style:parent-style-name="Text_20_body">
      <style:paragraph-properties fo:text-align="start" style:justify-single-word="false"/>
      <style:text-properties officeooo:rsid="001e3683" officeooo:paragraph-rsid="00373719"/>
    </style:style>
    <style:style style:name="P13" style:family="paragraph" style:parent-style-name="Text_20_body">
      <style:paragraph-properties fo:text-align="start" style:justify-single-word="false"/>
      <style:text-properties officeooo:rsid="001e3683" officeooo:paragraph-rsid="0040ab4f"/>
    </style:style>
    <style:style style:name="P14" style:family="paragraph" style:parent-style-name="Text_20_body">
      <style:paragraph-properties fo:text-align="start" style:justify-single-word="false"/>
      <style:text-properties officeooo:rsid="001e3683" officeooo:paragraph-rsid="0037bddc"/>
    </style:style>
    <style:style style:name="P15" style:family="paragraph" style:parent-style-name="Text_20_body">
      <style:text-properties officeooo:rsid="0026109d" officeooo:paragraph-rsid="0026109d"/>
    </style:style>
    <style:style style:name="P16" style:family="paragraph" style:parent-style-name="Text_20_body">
      <style:text-properties officeooo:rsid="0026aa80" officeooo:paragraph-rsid="0026aa80"/>
    </style:style>
    <style:style style:name="P17" style:family="paragraph" style:parent-style-name="Text_20_body">
      <style:text-properties officeooo:rsid="00516b9e" officeooo:paragraph-rsid="00516b9e"/>
    </style:style>
    <style:style style:name="P18" style:family="paragraph" style:parent-style-name="Text_20_body">
      <style:paragraph-properties fo:margin-top="0in" fo:margin-bottom="0.0598in" style:contextual-spacing="fals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paragraph-rsid="004daa63"/>
    </style:style>
    <style:style style:name="P21" style:family="paragraph" style:parent-style-name="Table_20_Contents">
      <style:text-properties style:font-name="Courier 10 Pitch" officeooo:rsid="0026109d" officeooo:paragraph-rsid="0026109d"/>
    </style:style>
    <style:style style:name="P22" style:family="paragraph" style:parent-style-name="Table_20_Contents">
      <style:text-properties style:font-name="Courier 10 Pitch" officeooo:rsid="0026109d" officeooo:paragraph-rsid="0026f13d"/>
    </style:style>
    <style:style style:name="P23" style:family="paragraph" style:parent-style-name="Table_20_Contents">
      <style:text-properties style:font-name="Courier 10 Pitch" officeooo:rsid="0026f13d" officeooo:paragraph-rsid="0026f13d"/>
    </style:style>
    <style:style style:name="P24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1e3683" officeooo:paragraph-rsid="001e3683"/>
    </style:style>
    <style:style style:name="P25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1e3683" officeooo:paragraph-rsid="00224e1c"/>
    </style:style>
    <style:style style:name="P26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2115a4" officeooo:paragraph-rsid="002115a4"/>
    </style:style>
    <style:style style:name="P27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24bbac" officeooo:paragraph-rsid="0024bbac"/>
    </style:style>
    <style:style style:name="P28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26109d" officeooo:paragraph-rsid="0026109d"/>
    </style:style>
    <style:style style:name="P29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27d852" officeooo:paragraph-rsid="0027d852"/>
    </style:style>
    <style:style style:name="P30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2a888d" officeooo:paragraph-rsid="002a888d"/>
    </style:style>
    <style:style style:name="P31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2f6931" officeooo:paragraph-rsid="002f6931"/>
    </style:style>
    <style:style style:name="P32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314648" officeooo:paragraph-rsid="00314648"/>
    </style:style>
    <style:style style:name="P33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331894" officeooo:paragraph-rsid="00331894"/>
    </style:style>
    <style:style style:name="P34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23f14b" officeooo:paragraph-rsid="0023f14b"/>
    </style:style>
    <style:style style:name="P35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29a64a" officeooo:paragraph-rsid="0029a64a"/>
    </style:style>
    <style:style style:name="P36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2d92cb" officeooo:paragraph-rsid="002d92cb"/>
    </style:style>
    <style:style style:name="P37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320da0" officeooo:paragraph-rsid="00320da0"/>
    </style:style>
    <style:style style:name="P38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fo:font-weight="normal" officeooo:rsid="00470dee" officeooo:paragraph-rsid="00470dee" style:font-weight-asian="normal" style:font-weight-complex="normal"/>
    </style:style>
    <style:style style:name="P39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fo:font-weight="normal" officeooo:rsid="00497e63" officeooo:paragraph-rsid="00497e63" style:font-weight-asian="normal" style:font-weight-complex="normal"/>
    </style:style>
    <style:style style:name="P40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3cb444" officeooo:paragraph-rsid="0040ab4f"/>
    </style:style>
    <style:style style:name="P41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406037" officeooo:paragraph-rsid="0040ab4f"/>
    </style:style>
    <style:style style:name="P42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44ae1c" officeooo:paragraph-rsid="0044ae1c"/>
    </style:style>
    <style:style style:name="P43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470dee" officeooo:paragraph-rsid="00470dee"/>
    </style:style>
    <style:style style:name="P44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4d2036" officeooo:paragraph-rsid="004d2036"/>
    </style:style>
    <style:style style:name="P45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4f9310" officeooo:paragraph-rsid="004f9310"/>
    </style:style>
    <style:style style:name="P46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576745" officeooo:paragraph-rsid="00576745"/>
    </style:style>
    <style:style style:name="P47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5b14c0" officeooo:paragraph-rsid="005b14c0"/>
    </style:style>
    <style:style style:name="P48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23f14b" officeooo:paragraph-rsid="0023f14b"/>
    </style:style>
    <style:style style:name="P49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23f14b" officeooo:paragraph-rsid="0040ab4f"/>
    </style:style>
    <style:style style:name="P50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243eed" officeooo:paragraph-rsid="00243eed"/>
    </style:style>
    <style:style style:name="P51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2d92cb" officeooo:paragraph-rsid="002d92cb"/>
    </style:style>
    <style:style style:name="P52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320da0" officeooo:paragraph-rsid="00320da0"/>
    </style:style>
    <style:style style:name="P53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3af671" officeooo:paragraph-rsid="0040ab4f"/>
    </style:style>
    <style:style style:name="P54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3cb444" officeooo:paragraph-rsid="0040ab4f" style:font-weight-asian="normal" style:font-weight-complex="normal"/>
    </style:style>
    <style:style style:name="P55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3f2350" officeooo:paragraph-rsid="0040ab4f" style:font-weight-asian="normal" style:font-weight-complex="normal"/>
    </style:style>
    <style:style style:name="P5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3f2350" officeooo:paragraph-rsid="00497e63" style:font-weight-asian="normal" style:font-weight-complex="normal"/>
    </style:style>
    <style:style style:name="P5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428310" officeooo:paragraph-rsid="00428310" style:font-weight-asian="normal" style:font-weight-complex="normal"/>
    </style:style>
    <style:style style:name="P5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428310" officeooo:paragraph-rsid="00497e63" style:font-weight-asian="normal" style:font-weight-complex="normal"/>
    </style:style>
    <style:style style:name="P5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4382e5" officeooo:paragraph-rsid="004382e5" style:font-weight-asian="normal" style:font-weight-complex="normal"/>
    </style:style>
    <style:style style:name="P60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44ae1c" officeooo:paragraph-rsid="0044ae1c" style:font-weight-asian="normal" style:font-weight-complex="normal"/>
    </style:style>
    <style:style style:name="P61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45d2cf" officeooo:paragraph-rsid="0045d2cf" style:font-weight-asian="normal" style:font-weight-complex="normal"/>
    </style:style>
    <style:style style:name="P62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497e63" officeooo:paragraph-rsid="00497e63" style:font-weight-asian="normal" style:font-weight-complex="normal"/>
    </style:style>
    <style:style style:name="P63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4cc464" officeooo:paragraph-rsid="004cc464" style:font-weight-asian="normal" style:font-weight-complex="normal"/>
    </style:style>
    <style:style style:name="P64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4de309" officeooo:paragraph-rsid="004de309" style:font-weight-asian="normal" style:font-weight-complex="normal"/>
    </style:style>
    <style:style style:name="P65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4de309" officeooo:paragraph-rsid="0052aa2e" style:font-weight-asian="normal" style:font-weight-complex="normal"/>
    </style:style>
    <style:style style:name="P6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4f51cc" officeooo:paragraph-rsid="004f51cc" style:font-weight-asian="normal" style:font-weight-complex="normal"/>
    </style:style>
    <style:style style:name="P6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4f51cc" officeooo:paragraph-rsid="0052aa2e" style:font-weight-asian="normal" style:font-weight-complex="normal"/>
    </style:style>
    <style:style style:name="P6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56228b" officeooo:paragraph-rsid="0056228b" style:font-weight-asian="normal" style:font-weight-complex="normal"/>
    </style:style>
    <style:style style:name="P6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56228b" officeooo:paragraph-rsid="0059252c" style:font-weight-asian="normal" style:font-weight-complex="normal"/>
    </style:style>
    <style:style style:name="P70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5b14c0" officeooo:paragraph-rsid="005b14c0" style:font-weight-asian="normal" style:font-weight-complex="normal"/>
    </style:style>
    <style:style style:name="P71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5b14c0" officeooo:paragraph-rsid="005beacb" style:font-weight-asian="normal" style:font-weight-complex="normal"/>
    </style:style>
    <style:style style:name="P72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5b14c0" officeooo:paragraph-rsid="005da9f5" style:font-weight-asian="normal" style:font-weight-complex="normal"/>
    </style:style>
    <style:style style:name="P73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3f2350" officeooo:paragraph-rsid="0040ab4f"/>
    </style:style>
    <style:style style:name="P74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text-underline-style="solid" style:text-underline-width="auto" style:text-underline-color="font-color" fo:font-weight="normal" officeooo:rsid="003f2350" officeooo:paragraph-rsid="00497e63" style:font-weight-asian="normal" style:font-weight-complex="normal"/>
    </style:style>
    <style:style style:name="P75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text-underline-style="solid" style:text-underline-width="auto" style:text-underline-color="font-color" fo:font-weight="normal" officeooo:rsid="00470dee" officeooo:paragraph-rsid="00470dee" style:font-weight-asian="normal" style:font-weight-complex="normal"/>
    </style:style>
    <style:style style:name="P76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text-underline-style="solid" style:text-underline-width="auto" style:text-underline-color="font-color" fo:font-weight="normal" officeooo:rsid="00497e63" officeooo:paragraph-rsid="00497e63" style:font-weight-asian="normal" style:font-weight-complex="normal"/>
    </style:style>
    <style:style style:name="P77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428310" officeooo:paragraph-rsid="00428310"/>
    </style:style>
    <style:style style:name="P78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44ae1c" officeooo:paragraph-rsid="0044ae1c"/>
    </style:style>
    <style:style style:name="P79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45d2cf" officeooo:paragraph-rsid="0045d2cf"/>
    </style:style>
    <style:style style:name="P80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497e63" officeooo:paragraph-rsid="00497e63"/>
    </style:style>
    <style:style style:name="P81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style="italic" fo:font-weight="normal" officeooo:rsid="00497e63" officeooo:paragraph-rsid="00497e63" style:font-style-asian="italic" style:font-weight-asian="normal" style:font-style-complex="italic" style:font-weight-complex="normal"/>
    </style:style>
    <style:style style:name="P82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406037" officeooo:paragraph-rsid="0040ab4f"/>
    </style:style>
    <style:style style:name="P83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406037" officeooo:paragraph-rsid="004daa63"/>
    </style:style>
    <style:style style:name="P84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3dde6a" officeooo:paragraph-rsid="0040ab4f"/>
    </style:style>
    <style:style style:name="P85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470dee" officeooo:paragraph-rsid="00470dee"/>
    </style:style>
    <style:style style:name="P86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4b3f0d" officeooo:paragraph-rsid="004b3f0d"/>
    </style:style>
    <style:style style:name="P87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4cc464" officeooo:paragraph-rsid="004cc464"/>
    </style:style>
    <style:style style:name="P88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4cc464" officeooo:paragraph-rsid="004daa63"/>
    </style:style>
    <style:style style:name="P89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4d2036" officeooo:paragraph-rsid="004d2036"/>
    </style:style>
    <style:style style:name="P90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4f9310" officeooo:paragraph-rsid="004f9310"/>
    </style:style>
    <style:style style:name="P91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5071f7" officeooo:paragraph-rsid="005071f7"/>
    </style:style>
    <style:style style:name="P92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516b9e" officeooo:paragraph-rsid="00516b9e"/>
    </style:style>
    <style:style style:name="P93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543f86" officeooo:paragraph-rsid="00543f86"/>
    </style:style>
    <style:style style:name="P94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576745" officeooo:paragraph-rsid="00576745"/>
    </style:style>
    <style:style style:name="P95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59252c" officeooo:paragraph-rsid="0059252c"/>
    </style:style>
    <style:style style:name="P96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5b14c0" officeooo:paragraph-rsid="005b14c0"/>
    </style:style>
    <style:style style:name="T1" style:family="text">
      <style:text-properties officeooo:rsid="001861ea"/>
    </style:style>
    <style:style style:name="T2" style:family="text">
      <style:text-properties officeooo:rsid="001fde5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c5595" style:font-weight-asian="bold" style:font-weight-complex="bold"/>
    </style:style>
    <style:style style:name="T5" style:family="text">
      <style:text-properties fo:font-weight="bold" officeooo:rsid="0029a64a" style:font-weight-asian="bold" style:font-weight-complex="bold"/>
    </style:style>
    <style:style style:name="T6" style:family="text">
      <style:text-properties fo:font-weight="bold" officeooo:rsid="00224e1c" style:font-weight-asian="bold" style:font-weight-complex="bold"/>
    </style:style>
    <style:style style:name="T7" style:family="text">
      <style:text-properties fo:font-weight="bold" officeooo:rsid="00470dee" style:font-weight-asian="bold" style:font-weight-complex="bold"/>
    </style:style>
    <style:style style:name="T8" style:family="text">
      <style:text-properties fo:font-weight="bold" officeooo:rsid="00479503" style:font-weight-asian="bold" style:font-weight-complex="bold"/>
    </style:style>
    <style:style style:name="T9" style:family="text">
      <style:text-properties fo:font-weight="bold" officeooo:rsid="004d2036" style:font-weight-asian="bold" style:font-weight-complex="bold"/>
    </style:style>
    <style:style style:name="T10" style:family="text">
      <style:text-properties fo:font-weight="bold" officeooo:rsid="00543f86" style:font-weight-asian="bold" style:font-weight-complex="bold"/>
    </style:style>
    <style:style style:name="T11" style:family="text">
      <style:text-properties fo:font-weight="bold" officeooo:rsid="00576745" style:font-weight-asian="bold" style:font-weight-complex="bold"/>
    </style:style>
    <style:style style:name="T12" style:family="text">
      <style:text-properties fo:font-weight="bold" officeooo:rsid="0059272e" style:font-weight-asian="bold" style:font-weight-complex="bold"/>
    </style:style>
    <style:style style:name="T13" style:family="text">
      <style:text-properties fo:font-weight="bold" officeooo:rsid="005b2e71" style:font-weight-asian="bold" style:font-weight-complex="bold"/>
    </style:style>
    <style:style style:name="T14" style:family="text">
      <style:text-properties fo:font-weight="bold" officeooo:rsid="005da9f5" style:font-weight-asian="bold" style:font-weight-complex="bold"/>
    </style:style>
    <style:style style:name="T15" style:family="text">
      <style:text-properties fo:font-weight="bold" officeooo:rsid="005dc882" style:font-weight-asian="bold" style:font-weight-complex="bold"/>
    </style:style>
    <style:style style:name="T16" style:family="text">
      <style:text-properties fo:font-weight="bold" officeooo:rsid="005efcef" style:font-weight-asian="bold" style:font-weight-complex="bold"/>
    </style:style>
    <style:style style:name="T17" style:family="text">
      <style:text-properties officeooo:rsid="00224e1c"/>
    </style:style>
    <style:style style:name="T18" style:family="text">
      <style:text-properties style:font-name="Courier 10 Pitch"/>
    </style:style>
    <style:style style:name="T19" style:family="text">
      <style:text-properties style:font-name="Courier 10 Pitch" officeooo:rsid="0026109d"/>
    </style:style>
    <style:style style:name="T20" style:family="text">
      <style:text-properties style:font-name="Courier 10 Pitch" officeooo:rsid="0040603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70dee" style:font-weight-asian="normal" style:font-weight-complex="normal"/>
    </style:style>
    <style:style style:name="T23" style:family="text">
      <style:text-properties fo:font-weight="normal" officeooo:rsid="00479503" style:font-weight-asian="normal" style:font-weight-complex="normal"/>
    </style:style>
    <style:style style:name="T24" style:family="text">
      <style:text-properties fo:font-weight="normal" officeooo:rsid="004d2036" style:font-weight-asian="normal" style:font-weight-complex="normal"/>
    </style:style>
    <style:style style:name="T25" style:family="text">
      <style:text-properties fo:font-weight="normal" officeooo:rsid="00576745" style:font-weight-asian="normal" style:font-weight-complex="normal"/>
    </style:style>
    <style:style style:name="T26" style:family="text">
      <style:text-properties fo:font-weight="normal" officeooo:rsid="005b2e71" style:font-weight-asian="normal" style:font-weight-complex="normal"/>
    </style:style>
    <style:style style:name="T27" style:family="text">
      <style:text-properties officeooo:rsid="002c5595"/>
    </style:style>
    <style:style style:name="T28" style:family="text">
      <style:text-properties officeooo:rsid="002d92cb"/>
    </style:style>
    <style:style style:name="T29" style:family="text">
      <style:text-properties officeooo:rsid="00320da0"/>
    </style:style>
    <style:style style:name="T30" style:family="text">
      <style:text-properties officeooo:rsid="0035a690"/>
    </style:style>
    <style:style style:name="T31" style:family="text">
      <style:text-properties officeooo:rsid="0037bddc"/>
    </style:style>
    <style:style style:name="T32" style:family="text">
      <style:text-properties officeooo:rsid="00406037"/>
    </style:style>
    <style:style style:name="T33" style:family="text">
      <style:text-properties officeooo:rsid="00406240"/>
    </style:style>
    <style:style style:name="T34" style:family="text">
      <style:text-properties officeooo:rsid="004247dc"/>
    </style:style>
    <style:style style:name="T35" style:family="text">
      <style:text-properties officeooo:rsid="0044ae1c"/>
    </style:style>
    <style:style style:name="T36" style:family="text">
      <style:text-properties officeooo:rsid="00470dee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4daa63"/>
    </style:style>
    <style:style style:name="T39" style:family="text">
      <style:text-properties officeooo:rsid="00543f86"/>
    </style:style>
    <style:style style:name="T40" style:family="text">
      <style:text-properties officeooo:rsid="00576745"/>
    </style:style>
    <style:style style:name="T41" style:family="text">
      <style:text-properties officeooo:rsid="0059252c"/>
    </style:style>
    <style:style style:name="T42" style:family="text">
      <style:text-properties officeooo:rsid="005b2e71"/>
    </style:style>
    <style:style style:name="T43" style:family="text">
      <style:text-properties officeooo:rsid="005f4a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is is extra-credit homework to get more practice with programming, small steps at a time. Odd-numbered problems have answers on the next page, while you get credit for any even-numbered answers turned in. <text:span text:style-name="T2">Practice doing both even and odd problems, using the answers as a guide afterward.</text:span></text:p>
      <text:p text:style-name="P15">First, create a basic C++ program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#include &lt;iostream&gt;</text:p>
            <text:p text:style-name="P23">#include &lt;string&gt;</text:p>
            <text:p text:style-name="P21">using namespace std;</text:p>
            <text:p text:style-name="P21"/>
            <text:p text:style-name="P21">int main()</text:p>
            <text:p text:style-name="P21">{</text:p>
            <text:p text:style-name="P21"><text:s text:c="4"/>return 0;</text:p>
            <text:p text:style-name="P21">}</text:p>
          </table:table-cell>
        </table:table-row>
      </table:table>
      <text:p text:style-name="P15"/>
      <text:p text:style-name="P15">For the turn-in problems (even numbered), you can have one right after another in the same program. Use a comment to specify which part of the code belongs to which problem. Exampl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2">#include &lt;iostream&gt;</text:p>
            <text:p text:style-name="P23">#include &lt;string&gt;</text:p>
            <text:p text:style-name="P21">using namespace std;</text:p>
            <text:p text:style-name="P21"/>
            <text:p text:style-name="P21">int main()</text:p>
            <text:p text:style-name="P21">{</text:p>
            <text:p text:style-name="P21"><text:s text:c="4"/>// Question 1.</text:p>
            <text:p text:style-name="P21"><text:s text:c="4"/>int number;</text:p>
            <text:p text:style-name="P21"><text:s text:c="4"/></text:p>
            <text:p text:style-name="P21"><text:s text:c="4"/>// Question 2.</text:p>
            <text:p text:style-name="P21"><text:s text:c="4"/>char letter;</text:p>
            <text:p text:style-name="P21"><text:s text:c="4"/></text:p>
            <text:p text:style-name="P21"><text:s text:c="4"/>return 0;</text:p>
            <text:p text:style-name="P21">}</text:p>
          </table:table-cell>
        </table:table-row>
      </table:table>
      <text:p text:style-name="P15"/>
      <text:p text:style-name="P16">Submit the .cpp (C++ Source) file once you are done.</text:p>
      <text:p text:style-name="P15"/>
      <text:p text:style-name="P9"/>
      <text:h text:style-name="P19" text:outline-level="1">Questions: <text:span text:style-name="T34">Variables</text:span></text:h>
      <text:p text:style-name="P17">Points possible: 4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1.</text:p>
          </table:table-cell>
          <table:table-cell table:style-name="Table1.B1" office:value-type="string">
            <text:p text:style-name="P26">Declare a variable whose name is <text:span text:style-name="T3">amountOfCats</text:span>, and whose data type is an integer. <text:span text:style-name="T17">Assign it a value of</text:span><text:span text:style-name="T6"> 20</text:span></text:p>
          </table:table-cell>
        </table:table-row>
        <table:table-row>
          <table:table-cell table:style-name="Table1.A2" office:value-type="string">
            <text:p text:style-name="P27">2.</text:p>
          </table:table-cell>
          <table:table-cell table:style-name="Table1.B2" office:value-type="string">
            <text:p text:style-name="P27">Declare a variable whose name is <text:span text:style-name="T3">pricePerCat</text:span>, and whose data type is a float. Assign it a value of <text:span text:style-name="T3">49.99</text:span></text:p>
          </table:table-cell>
        </table:table-row>
        <table:table-row>
          <table:table-cell table:style-name="Table1.A2" office:value-type="string">
            <text:p text:style-name="P28">3.</text:p>
          </table:table-cell>
          <table:table-cell table:style-name="Table1.B2" office:value-type="string">
            <text:p text:style-name="P29">Declare a variable whose name is <text:span text:style-name="T3">nameOfCat</text:span><text:span text:style-name="T21">, and whose data type is a string. Assign it a value of </text:span><text:span text:style-name="T3">Pumpkin</text:span><text:span text:style-name="T5">Sparkles</text:span></text:p>
          </table:table-cell>
        </table:table-row>
        <table:table-row>
          <table:table-cell table:style-name="Table1.A2" office:value-type="string">
            <text:p text:style-name="P30">4.</text:p>
          </table:table-cell>
          <table:table-cell table:style-name="Table1.B2" office:value-type="string">
            <text:p text:style-name="P30">Declare a variable whose name is <text:span text:style-name="T3">catLocation</text:span><text:span text:style-name="T21"> and whose data type is a string. Assign it a value of </text:span><text:span text:style-name="T3">Kansas City</text:span></text:p>
          </table:table-cell>
        </table:table-row>
        <table:table-row>
          <table:table-cell table:style-name="Table1.A2" office:value-type="string">
            <text:p text:style-name="P30">5.</text:p>
          </table:table-cell>
          <table:table-cell table:style-name="Table1.B2" office:value-type="string">
            <text:p text:style-name="P30">Declare a variable whose name is <text:span text:style-name="T3">grade</text:span> and whose data type is a character. <text:span text:style-name="T27">Assign it a value of </text:span><text:span text:style-name="T4">A</text:span></text:p>
          </table:table-cell>
        </table:table-row>
        <table:table-row>
          <table:table-cell table:style-name="Table1.A2" office:value-type="string">
            <text:p text:style-name="P31">6.</text:p>
          </table:table-cell>
          <table:table-cell table:style-name="Table1.B2" office:value-type="string">
            <text:p text:style-name="P31">Declare a variable whose name is <text:span text:style-name="T3">rating</text:span><text:span text:style-name="T21"> and whose data type is a character. Assign it a value of </text:span><text:span text:style-name="T3">+</text:span></text:p>
          </table:table-cell>
        </table:table-row>
        <table:table-row>
          <table:table-cell table:style-name="Table1.A2" office:value-type="string">
            <text:p text:style-name="P32">7.</text:p>
          </table:table-cell>
          <table:table-cell table:style-name="Table1.B2" office:value-type="string">
            <text:p text:style-name="P32">Declare a variable whose name is <text:span text:style-name="T3">success</text:span><text:span text:style-name="T21"> and whose data type is a boolean. Assign it a value of </text:span><text:span text:style-name="T3">true</text:span></text:p>
          </table:table-cell>
        </table:table-row>
        <table:table-row>
          <table:table-cell table:style-name="Table1.A2" office:value-type="string">
            <text:p text:style-name="P33">8.</text:p>
          </table:table-cell>
          <table:table-cell table:style-name="Table1.B2" office:value-type="string">
            <text:p text:style-name="P33">Declare a variable whose name is <text:span text:style-name="T3">done</text:span><text:span text:style-name="T21"> and whose data type is a boolean. Assign it a value of </text:span><text:span text:style-name="T3">false</text:span></text:p>
          </table:table-cell>
        </table:table-row>
      </table:table>
      <text:p text:style-name="P10"/>
      <text:p text:style-name="P12"/>
      <text:h text:style-name="P19" text:outline-level="1">Answers: <text:span text:style-name="T31">Variable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1.</text:p>
          </table:table-cell>
          <table:table-cell table:style-name="Table2.B1" office:value-type="string">
            <text:p text:style-name="P34">int amountOfCats = 20;</text:p>
            <text:p text:style-name="P48"/>
            <text:p text:style-name="P48">int is the data type (integer), amountOfCats is the name of the variable, and we are assigning it a value of 20 with the assignment operator =.</text:p>
          </table:table-cell>
        </table:table-row>
        <table:table-row>
          <table:table-cell table:style-name="Table2.A2" office:value-type="string">
            <text:p text:style-name="P50">3.</text:p>
          </table:table-cell>
          <table:table-cell table:style-name="Table2.B2" office:value-type="string">
            <text:p text:style-name="P35">string nameOfCat = "PumpkinSparkles";</text:p>
            <text:p text:style-name="P35"/>
            <text:p text:style-name="P6">the value of a string variable must be contained within double-quotes.</text:p>
          </table:table-cell>
        </table:table-row>
        <table:table-row>
          <table:table-cell table:style-name="Table2.A2" office:value-type="string">
            <text:p text:style-name="P51">5.</text:p>
          </table:table-cell>
          <table:table-cell table:style-name="Table2.B2" office:value-type="string">
            <text:p text:style-name="P36">char grade = 'A';</text:p>
            <text:p text:style-name="P5"/>
            <text:p text:style-name="P5"><text:span text:style-name="T29">t</text:span>he value of a char variable must be contained within single-quotes. <text:span text:style-name="T28">Chars can only hold a single character – numbers, letters, symbols, etc.</text:span></text:p>
          </table:table-cell>
        </table:table-row>
        <table:table-row>
          <table:table-cell table:style-name="Table2.A2" office:value-type="string">
            <text:p text:style-name="P52">7.</text:p>
          </table:table-cell>
          <table:table-cell table:style-name="Table2.B2" office:value-type="string">
            <text:p text:style-name="P37">bool success = true;</text:p>
            <text:p text:style-name="P18"/>
            <text:p text:style-name="P5">booleans can be set to true or false.</text:p>
          </table:table-cell>
        </table:table-row>
      </table:table>
      <text:p text:style-name="P11"/>
      <text:p text:style-name="P14"/>
      <text:h text:style-name="P19" text:outline-level="1">Questions: <text:span text:style-name="T30">Output</text:span></text:h>
      <text:p text:style-name="P17">Points possible: 5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9.</text:p>
          </table:table-cell>
          <table:table-cell table:style-name="Table5.B1" office:value-type="string">
            <text:p text:style-name="P54">Output the text <text:span text:style-name="T3">Hello World</text:span> to the screen.</text:p>
          </table:table-cell>
        </table:table-row>
        <table:table-row>
          <table:table-cell table:style-name="Table5.A2" office:value-type="string">
            <text:p text:style-name="P73">10.</text:p>
          </table:table-cell>
          <table:table-cell table:style-name="Table5.B2" office:value-type="string">
            <text:p text:style-name="P55">Output the text <text:span text:style-name="T3">How are you?</text:span> To the screen.</text:p>
          </table:table-cell>
        </table:table-row>
        <table:table-row>
          <table:table-cell table:style-name="Table5.A2" office:value-type="string">
            <text:p text:style-name="P73">11.</text:p>
          </table:table-cell>
          <table:table-cell table:style-name="Table5.B2" office:value-type="string">
            <text:p text:style-name="P56">Output the text <text:span text:style-name="T3">I have </text:span>, then output the value of the <text:span text:style-name="T3">amountOfCats</text:span> variable, then output the text <text:span text:style-name="T3">cats</text:span>. </text:p>
            <text:p text:style-name="P74"><text:span text:style-name="T32">Example output: </text:span></text:p>
            <text:p text:style-name="P56"><text:span text:style-name="T20">I have 20 cats. </text:span></text:p>
          </table:table-cell>
        </table:table-row>
        <table:table-row>
          <table:table-cell table:style-name="Table5.A2" office:value-type="string">
            <text:p text:style-name="P77">12.</text:p>
          </table:table-cell>
          <table:table-cell table:style-name="Table5.B2" office:value-type="string">
            <text:p text:style-name="P57">Output the text <text:span text:style-name="T3">The price of a cat is</text:span> , then output the value of <text:span text:style-name="T3">pricePerCat</text:span>.</text:p>
            <text:p text:style-name="P58"><text:span text:style-name="T37">Example output:</text:span> </text:p>
            <text:p text:style-name="P58"><text:span text:style-name="T18">The price of a cat is 49.99</text:span></text:p>
          </table:table-cell>
        </table:table-row>
        <table:table-row>
          <table:table-cell table:style-name="Table5.A2" office:value-type="string">
            <text:p text:style-name="P77">13.</text:p>
          </table:table-cell>
          <table:table-cell table:style-name="Table5.B2" office:value-type="string">
            <text:p text:style-name="P59">Output a single new line with no text.</text:p>
          </table:table-cell>
        </table:table-row>
        <table:table-row>
          <table:table-cell table:style-name="Table5.A2" office:value-type="string">
            <text:p text:style-name="P78">14.</text:p>
          </table:table-cell>
          <table:table-cell table:style-name="Table5.B2" office:value-type="string">
            <text:p text:style-name="P60">Output two new lines with one cout statement.</text:p>
          </table:table-cell>
        </table:table-row>
        <table:table-row>
          <table:table-cell table:style-name="Table5.A2" office:value-type="string">
            <text:p text:style-name="P79">15.</text:p>
          </table:table-cell>
          <table:table-cell table:style-name="Table5.B2" office:value-type="string">
            <text:p text:style-name="P61">Output the text <text:span text:style-name="T3">Cat Name: </text:span>, then output the value of <text:span text:style-name="T3">nameOfCat</text:span> . Then output a new line. Then, output the text <text:span text:style-name="T3">Cat Location:</text:span> , then output the value of <text:span text:style-name="T3">catLocation</text:span> .</text:p>
            <text:p text:style-name="P75">Example output:</text:p>
            <text:p text:style-name="P38">Cat Name: PumpkinSparkles</text:p>
            <text:p text:style-name="P38">Cat Location: Kansas City</text:p>
          </table:table-cell>
        </table:table-row>
        <table:table-row>
          <table:table-cell table:style-name="Table5.A2" office:value-type="string">
            <text:p text:style-name="P80">16.</text:p>
          </table:table-cell>
          <table:table-cell table:style-name="Table5.B2" office:value-type="string">
            <text:p text:style-name="P62">Output the text <text:span text:style-name="T3">Grade: </text:span>, then output the value of <text:span text:style-name="T3">grade</text:span> . Then output a new line. Then, output the text <text:span text:style-name="T3">Success: </text:span>, then output the value of <text:span text:style-name="T3">success </text:span>. </text:p>
            <text:p text:style-name="P81">(Note: success will show up as either a 1 or a 0, not true or false)</text:p>
            <text:p text:style-name="P76">Example output:</text:p>
            <text:p text:style-name="P39">Grade: A</text:p>
            <text:p text:style-name="P39">Success: 1</text:p>
          </table:table-cell>
        </table:table-row>
        <table:table-row>
          <table:table-cell table:style-name="Table5.A2" office:value-type="string">
            <text:p text:style-name="P86">17.</text:p>
          </table:table-cell>
          <table:table-cell table:style-name="Table5.B2" office:value-type="string">
            <text:p text:style-name="P63">With one cout statement, output the text <text:span text:style-name="T3">Rating:</text:span></text:p>
            <text:p text:style-name="P63">With a second cout statement, output the value of <text:span text:style-name="T3">rating</text:span> on the same line.</text:p>
          </table:table-cell>
        </table:table-row>
        <table:table-row>
          <table:table-cell table:style-name="Table5.A2" office:value-type="string">
            <text:p text:style-name="P87">18.</text:p>
          </table:table-cell>
          <table:table-cell table:style-name="Table5.B2" office:value-type="string">
            <text:p text:style-name="P63">With one cout statement, output the text <text:span text:style-name="T3">Grade:</text:span></text:p>
            <text:p text:style-name="P63">With a second cout statement, output the value of <text:span text:style-name="T3">grade</text:span> on the same line.</text:p>
          </table:table-cell>
        </table:table-row>
      </table:table>
      <text:p text:style-name="P13"/>
      <text:h text:style-name="P19" text:outline-level="1">Answers: <text:span text:style-name="T31">Output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2">9.</text:p>
          </table:table-cell>
          <table:table-cell table:style-name="Table6.B1" office:value-type="string">
            <text:p text:style-name="P40">cout &lt;&lt; "Hello World";</text:p>
            <text:p text:style-name="P49"/>
            <text:p text:style-name="P84">the <text:span text:style-name="T3">cout</text:span><text:span text:style-name="T21"> command stands for console-out. Use the stream operator </text:span><text:span text:style-name="T3">&lt;&lt;</text:span><text:span text:style-name="T21">. Strings must be contained within two double-quotes.</text:span></text:p>
          </table:table-cell>
        </table:table-row>
        <table:table-row>
          <table:table-cell table:style-name="Table6.A2" office:value-type="string">
            <text:p text:style-name="P82">11.</text:p>
          </table:table-cell>
          <table:table-cell table:style-name="Table6.B2" office:value-type="string">
            <text:p text:style-name="P41">int amountOfCats = 20; // Problem 1</text:p>
            <text:p text:style-name="P41">cout &lt;&lt; "I have " &lt;&lt; amountOfCats &lt;&lt; " cats.";</text:p>
            <text:p text:style-name="P7"/>
            <text:p text:style-name="P7">You can combine string literals (within “ “) and variables. <text:span text:style-name="T33">Any time you switch, you must put the stream operator &lt;&lt; between them.</text:span></text:p>
          </table:table-cell>
        </table:table-row>
        <table:table-row>
          <table:table-cell table:style-name="Table6.A2" office:value-type="string">
            <text:p text:style-name="P78">13.</text:p>
          </table:table-cell>
          <table:table-cell table:style-name="Table6.B2" office:value-type="string">
            <text:p text:style-name="P42">cout &lt;&lt; endl;</text:p>
            <text:p text:style-name="P5"/>
            <text:p text:style-name="P5">The <text:span text:style-name="T3">endl</text:span> command <text:span text:style-name="T35">stands for end-line.</text:span></text:p>
          </table:table-cell>
        </table:table-row>
        <table:table-row>
          <table:table-cell table:style-name="Table6.A2" office:value-type="string">
            <text:p text:style-name="P85">15.</text:p>
          </table:table-cell>
          <table:table-cell table:style-name="Table6.B2" office:value-type="string">
            <text:p text:style-name="P43">cout &lt;&lt; "Cat Name: " &lt;&lt; nameOfCat &lt;&lt; endl;</text:p>
            <text:p text:style-name="P43">cout &lt;&lt; "Cat Location: " &lt;&lt; catLocation &lt;&lt; endl;</text:p>
            <text:p text:style-name="P5"/>
            <text:p text:style-name="P5">It looks nice <text:span text:style-name="T36">when the program runs</text:span> <text:span text:style-name="T36">to end each </text:span><text:span text:style-name="T7">cout</text:span><text:span text:style-name="T22"> line with an </text:span><text:span text:style-name="T7">endl</text:span><text:span text:style-name="T22"> </text:span><text:span text:style-name="T23">if you don't need the next </text:span><text:span text:style-name="T8">cout</text:span><text:span text:style-name="T23"> statement to appear on the same line.</text:span></text:p>
          </table:table-cell>
        </table:table-row>
        <table:table-row>
          <table:table-cell table:style-name="Table6.A2" office:value-type="string">
            <text:p text:style-name="P89">17.</text:p>
          </table:table-cell>
          <table:table-cell table:style-name="Table6.B2" office:value-type="string">
            <text:p text:style-name="P44">cout &lt;&lt; "Rating: ";</text:p>
            <text:p text:style-name="P44">cout &lt;&lt; rating;</text:p>
            <text:p text:style-name="Standard"/>
            <text:p text:style-name="Standard">If there is no <text:span text:style-name="T9">endl</text:span><text:span text:style-name="T24"> at the end of a </text:span><text:span text:style-name="T9">cout</text:span><text:span text:style-name="T24">, any future </text:span><text:span text:style-name="T9">cout</text:span><text:span text:style-name="T24"> statements will appear at the end of the first one.</text:span></text:p>
          </table:table-cell>
        </table:table-row>
      </table:table>
      <text:p text:style-name="P2"/>
      <text:p text:style-name="P13"/>
      <text:h text:style-name="P19" text:outline-level="1">Questions: Input</text:h>
      <text:p text:style-name="P17">Points possible: <text:span text:style-name="T43">3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8">1<text:span text:style-name="T38">9</text:span>.</text:p>
          </table:table-cell>
          <table:table-cell table:style-name="Table7.B1" office:value-type="string">
            <text:p text:style-name="P64">Declare a variable named <text:span text:style-name="T3">age</text:span> whose data type is an integer.</text:p>
            <text:p text:style-name="P66">Output the text <text:span text:style-name="T3">Enter your age:</text:span></text:p>
            <text:p text:style-name="P66">Then get the input from the user and store it in the <text:span text:style-name="T3">age</text:span> variable.</text:p>
          </table:table-cell>
        </table:table-row>
        <table:table-row>
          <table:table-cell table:style-name="Table7.A2" office:value-type="string">
            <text:p text:style-name="P92">20.</text:p>
          </table:table-cell>
          <table:table-cell table:style-name="Table7.B2" office:value-type="string">
            <text:p text:style-name="P65">Declare a variable named <text:span text:style-name="T10">balance</text:span> whose data type is a <text:span text:style-name="T39">float</text:span>.</text:p>
            <text:p text:style-name="P67">Output the text <text:span text:style-name="T10">How much money do you have</text:span><text:span text:style-name="T3">:</text:span></text:p>
            <text:p text:style-name="P67">Then get the input from the user and store it in the <text:span text:style-name="T10">balance</text:span> variable.</text:p>
          </table:table-cell>
        </table:table-row>
        <table:table-row>
          <table:table-cell table:style-name="Table7.A2" office:value-type="string">
            <text:p text:style-name="P93">21.</text:p>
          </table:table-cell>
          <table:table-cell table:style-name="Table7.B2" office:value-type="string">
            <text:p text:style-name="P68">Declare two variables of type float. Name them <text:span text:style-name="T3">number1</text:span> and <text:span text:style-name="T3">number2</text:span>.</text:p>
            <text:p text:style-name="P68">Output the text <text:span text:style-name="T3">Enter two numbers: </text:span></text:p>
            <text:p text:style-name="P68">Get the input for two numbers and store them in <text:span text:style-name="T3">number1</text:span> and <text:span text:style-name="T3">number2</text:span>.</text:p>
            <text:p text:style-name="P68">Then, output the text <text:span text:style-name="T3">Sum:</text:span></text:p>
            <text:p text:style-name="P68">And output the result of <text:span text:style-name="T3">number1 + number2</text:span>.</text:p>
          </table:table-cell>
        </table:table-row>
        <table:table-row>
          <table:table-cell table:style-name="Table7.A2" office:value-type="string">
            <text:p text:style-name="P95">22.</text:p>
          </table:table-cell>
          <table:table-cell table:style-name="Table7.B2" office:value-type="string">
            <text:p text:style-name="P69">Declare two variables of type float. Name them <text:span text:style-name="T12">x</text:span> and <text:span text:style-name="T12">y</text:span>.</text:p>
            <text:p text:style-name="P69">Output the text <text:span text:style-name="T3">Enter two numbers: </text:span></text:p>
            <text:p text:style-name="P69">Get the input for two numbers and store them in <text:span text:style-name="T12">x</text:span> and <text:span text:style-name="T12">y</text:span>.</text:p>
            <text:p text:style-name="P69">Then, output the text <text:span text:style-name="T12">Product</text:span><text:span text:style-name="T3">:</text:span></text:p>
            <text:p text:style-name="P69">And output the result of <text:span text:style-name="T3">number1 * number2</text:span>.</text:p>
          </table:table-cell>
        </table:table-row>
        <table:table-row>
          <table:table-cell table:style-name="Table7.A2" office:value-type="string">
            <text:p text:style-name="P96">23.</text:p>
          </table:table-cell>
          <table:table-cell table:style-name="Table7.B2" office:value-type="string">
            <text:p text:style-name="P70">Declare a character variable and name it <text:span text:style-name="T3">userChoice</text:span></text:p>
            <text:p text:style-name="P70">Output the text <text:span text:style-name="T3">Do you want to quit? Y or N:</text:span></text:p>
            <text:p text:style-name="P70">Get the input and store it in the variable <text:span text:style-name="T3">userChoice</text:span></text:p>
            <text:p text:style-name="P70">Output the text <text:span text:style-name="T3">You selected:</text:span></text:p>
            <text:p text:style-name="P70">Output the value of <text:span text:style-name="T3">userChoice</text:span>.</text:p>
          </table:table-cell>
        </table:table-row>
        <table:table-row>
          <table:table-cell table:style-name="Table7.A2" office:value-type="string">
            <text:p text:style-name="P96">24.</text:p>
          </table:table-cell>
          <table:table-cell table:style-name="Table7.B2" office:value-type="string">
            <text:p text:style-name="P71">Declare a character variable and name it <text:span text:style-name="T14">input</text:span></text:p>
            <text:p text:style-name="P71">Output the text <text:span text:style-name="T15">Which direction? N, E, S, or W:</text:span></text:p>
            <text:p text:style-name="P72">Get the input and store it in the variable <text:span text:style-name="T14">input</text:span></text:p>
            <text:p text:style-name="P71">Output the text <text:span text:style-name="T3">You selected:</text:span></text:p>
            <text:p text:style-name="P71">Output the value of <text:span text:style-name="T16">input</text:span>.</text:p>
          </table:table-cell>
        </table:table-row>
      </table:table>
      <text:h text:style-name="P20" text:outline-level="1">Answers: Input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3"><text:span text:style-name="T38">1</text:span>9.</text:p>
          </table:table-cell>
          <table:table-cell table:style-name="Table8.B1" office:value-type="string">
            <text:p text:style-name="P45">int age;</text:p>
            <text:p text:style-name="P45">cout &lt;&lt; "Enter your age: ";</text:p>
            <text:p text:style-name="P45">cin &gt;&gt; age;</text:p>
            <text:p text:style-name="P90"/>
            <text:p text:style-name="P91">The <text:span text:style-name="T3">cin</text:span> command stands for console-in. <text:span text:style-name="T40">The stream operator </text:span><text:span text:style-name="T11">&gt;&gt;</text:span><text:span text:style-name="T25"> points away from the </text:span><text:span text:style-name="T11">cin</text:span><text:span text:style-name="T25"> and towards the variable you are storing data in.</text:span></text:p>
          </table:table-cell>
        </table:table-row>
        <table:table-row>
          <table:table-cell table:style-name="Table8.A2" office:value-type="string">
            <text:p text:style-name="P90">21.</text:p>
          </table:table-cell>
          <table:table-cell table:style-name="Table8.B2" office:value-type="string">
            <text:p text:style-name="P46">int number1, number2;</text:p>
            <text:p text:style-name="P46">cout &lt;&lt; "Enter two numbers: ";</text:p>
            <text:p text:style-name="P46">cin &gt;&gt; number1 &gt;&gt; number2;</text:p>
            <text:p text:style-name="P46">cout &lt;&lt; "Sum: " &lt;&lt; number1 + number2;</text:p>
            <text:p text:style-name="P90"/>
            <text:p text:style-name="P94">You can declare multiple variables of the same type on one line, with the variable names separated by a comma. You can also get the input for two variables at once, by linking them together <text:span text:style-name="T41">with the stream operator &gt;&gt;.</text:span></text:p>
          </table:table-cell>
        </table:table-row>
        <table:table-row>
          <table:table-cell table:style-name="Table8.A2" office:value-type="string">
            <text:p text:style-name="P96">23.</text:p>
          </table:table-cell>
          <table:table-cell table:style-name="Table8.B2" office:value-type="string">
            <text:p text:style-name="P47">char userChoice;</text:p>
            <text:p text:style-name="P47">cout &lt;&lt; "Do you want to quit? Y or N: ";</text:p>
            <text:p text:style-name="P47">cin &gt;&gt; userChoice;</text:p>
            <text:p text:style-name="P47">cout &lt;&lt; "You selected: " &lt;&lt; userChoice;</text:p>
            <text:p text:style-name="Standard"/>
            <text:p text:style-name="P4">Use a generic name for <text:span text:style-name="T42">variables. The user is inputting their </text:span><text:span text:style-name="T13">choice</text:span><text:span text:style-name="T26">. Later on, we will worry about whether they chose Y or N, by using if statements. Don't name the variable </text:span><text:span text:style-name="T13">yes</text:span><text:span text:style-name="T26"> or </text:span><text:span text:style-name="T13">no</text:span><text:span text:style-name="T26">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861e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tep-by-step Variables, Input, and Output<text:tab/><text:tab/></text:span>Page <text:page-number text:select-page="current">7</text:page-number> of <text:page-count>7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1:46:13.262764793</meta:creation-date>
    <meta:editing-duration>PT37M11S</meta:editing-duration>
    <meta:editing-cycles>72</meta:editing-cycles>
    <meta:generator>LibreOffice/4.2.8.2$Linux_X86_64 LibreOffice_project/420m0$Build-2</meta:generator>
    <dc:title>PageNumber</dc:title>
    <dc:date>2016-01-29T12:29:19.826169045</dc:date>
    <meta:document-statistic meta:table-count="8" meta:image-count="0" meta:object-count="0" meta:page-count="7" meta:paragraph-count="162" meta:word-count="1194" meta:character-count="6334" meta:non-whitespace-character-count="5259"/>
    <meta:template xlink:type="simple" xlink:actuate="onRequest" xlink:title="PageNumber" xlink:href="../../../../../.config/libreoffice/4/user/template/PageNumber.ott" meta:date="2016-01-29T11:46:12.166193697"/>
  </office:meta>
</office:document-meta>
</file>